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Text_20_body">
      <style:text-properties style:font-name="Ubuntu Mono" officeooo:rsid="000ead27"/>
    </style:style>
    <style:style style:name="P36" style:family="paragraph" style:parent-style-name="Text_20_body">
      <style:text-properties style:font-name="Ubuntu Mono" officeooo:rsid="000ead27" officeooo:paragraph-rsid="000efca7"/>
    </style:style>
    <style:style style:name="P37" style:family="paragraph" style:parent-style-name="Text_20_body">
      <style:text-properties style:font-name="Ubuntu Mono" officeooo:rsid="0012cf20" officeooo:paragraph-rsid="0012cf20"/>
    </style:style>
    <style:style style:name="P38" style:family="paragraph" style:parent-style-name="Text_20_body">
      <style:text-properties style:font-name="Ubuntu Mono" officeooo:rsid="00112a32" officeooo:paragraph-rsid="00112a32"/>
    </style:style>
    <style:style style:name="P39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9" style:family="paragraph" style:parent-style-name="Heading_20_1">
      <style:text-properties officeooo:rsid="0010924f" officeooo:paragraph-rsid="0005aa60"/>
    </style:style>
    <style:style style:name="P50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9" text:outline-level="1">Name: Dheeraj Chaudhary</text:h>
      <text:h text:style-name="P49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5">fchw &lt;- hw(train, seasonal = "additive", h = 18)</text:p>
      <text:p text:style-name="P35">summary(fchw)</text:p>
      <text:p text:style-name="P44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6">autoplot(fchw)</text:p>
      <text:p text:style-name="P35"/>
      <text:p text:style-name="P35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5">act_value = tail(time_series1,18)</text:p>
      <text:p text:style-name="P35">df = data.frame( fchw , tail(time_series1,18))</text:p>
      <text:p text:style-name="P35">X = time(act_value)</text:p>
      <text:p text:style-name="P35">fore = df$Point.Forecast</text:p>
      <text:p text:style-name="P12"><text:span text:style-name="T7">f</text:span><text:span text:style-name="T5">ore </text:span></text:p>
      <text:p text:style-name="P37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5">actu = df$tail.time_series1..18.</text:p>
      <text:p text:style-name="P12"><text:span text:style-name="T7">A</text:span><text:span text:style-name="T5">ctu</text:span></text:p>
      <text:p text:style-name="P37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5">dfplt = as.data.frame(data.frame(fore,actu))</text:p>
      <text:p text:style-name="P12"><text:span text:style-name="T7">d</text:span><text:span text:style-name="T5">fplt</text:span></text:p>
      <text:p text:style-name="P37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5"><text:soft-page-break/>ggplot(dfplt,aes(X))+</text:p>
      <text:p text:style-name="P35"><text:s text:c="2"/>geom_line(aes(y=dfplt$fore),colour = "blue")+</text:p>
      <text:p text:style-name="P35"><text:s text:c="2"/>geom_line(aes(y=dfplt$actu),colour = "black") + xlab("Time") + ylab("Deaths") + </text:p>
      <text:p text:style-name="P35"><text:s text:c="2"/>ggtitle("Predicted(blue) and actual (black) values graph")</text:p>
      <text:p text:style-name="P35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8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8"/>
      <text:p text:style-name="P37">################ <text:s/>TUNI<text:span text:style-name="T17">N</text:span>G THE MODEL BY MODIFYING THE VALUE OF ALPHA, BETA, AND GAMMA #####</text:p>
      <text:p text:style-name="P37">hw_modelt &lt;- HoltWinters(train,alpha = "0.1" ,beta = "0.1" ,gamma = "0.4" )</text:p>
      <text:p text:style-name="P37">model.predict &lt;- predict(hw_modelt,n.ahead = 18)</text:p>
      <text:p text:style-name="P37">round(model.predict)</text:p>
      <text:p text:style-name="P37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7">p_values= model.predict</text:p>
      <text:p text:style-name="P37">act_value = tail(time_series1,18)</text:p>
      <text:p text:style-name="P37"><text:soft-page-break/>rmse(act_value,p_values)</text:p>
      <text:p text:style-name="P37">#### OUTPUT</text:p>
      <text:p text:style-name="P30"><text:bookmark text:name="docs-internal-guid-c91a5f4f-7fff-1c5d-3810-1accdc4569db"/>[1] 138.5872</text:p>
      <text:p text:style-name="P30"/>
      <text:p text:style-name="P50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45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46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39">############# PREDICTED <text:span text:style-name="T19">OUTPUT</text:span> FOR NEXT 25% #######################</text:p>
      <text:p text:style-name="P39"># Q14 - Predict for next 25% data </text:p>
      <text:p text:style-name="P39">p &lt;- forecast(model, h = 18)</text:p>
      <text:p text:style-name="P39">p</text:p>
      <text:p text:style-name="P42">######## OUTPUT</text:p>
      <text:p text:style-name="P46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39">plot(mdeaths)</text:p>
      <text:p text:style-name="P39">plot(p)</text:p>
      <text:p text:style-name="P39">predicted = data.frame(p)</text:p>
      <text:p text:style-name="P39">arima_act_values = tail(time_series1,18)</text:p>
      <text:p text:style-name="P39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9"/>
      <text:p text:style-name="P40">################# PLOTTING PREDICTED AND ACTUAL VALUES ##############</text:p>
      <text:p text:style-name="P40"><text:soft-page-break/>X = time(arima_act_values)</text:p>
      <text:p text:style-name="P40">arima_df &lt;- as.data.frame(data.frame(X,predicted$Point.Forecast,arima_act_values))</text:p>
      <text:p text:style-name="P40">ggplot(arima_df,aes(X))+</text:p>
      <text:p text:style-name="P40"><text:s text:c="2"/>geom_line(aes(y=predicted$Point.Forecast),colour="green")+</text:p>
      <text:p text:style-name="P40"><text:s text:c="2"/>geom_line(aes(y=arima_act_values),colour = "black") + xlab("Time") + ylab("Deaths")+</text:p>
      <text:p text:style-name="P40"><text:s text:c="2"/>ggtitle("Predicted(green) and actual (black) values graph")</text:p>
      <text:p text:style-name="P40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1"><text:span text:style-name="T14">############ RMS ERROR BETWEEN PREDICTED AND ACTUAL VALUE USING ARIMA MODEL ###########</text:span></text:p>
      <text:p text:style-name="P41">rmse(arima_act_values,predicted$Point.Forecast)</text:p>
      <text:p text:style-name="P43">###### OUTPUT </text:p>
      <text:p text:style-name="P34"><text:bookmark text:name="docs-internal-guid-12ef5c35-7fff-2b7f-387e-f893163abb70"/>[1] 121.953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1:33.044826033</dc:date>
    <meta:editing-duration>PT1H8M58S</meta:editing-duration>
    <meta:editing-cycles>27</meta:editing-cycles>
    <meta:generator>LibreOffice/6.0.7.3$Linux_X86_64 LibreOffice_project/00m0$Build-3</meta:generator>
    <meta:document-statistic meta:table-count="0" meta:image-count="12" meta:object-count="0" meta:page-count="12" meta:paragraph-count="224" meta:word-count="1212" meta:character-count="9166" meta:non-whitespace-character-count="7617"/>
  </office:meta>
</office:document-meta>
</file>